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6"/>
      <style:map style:condition="cell-content()=2" style:apply-style-name="Wall" style:base-cell-address="Sheet1.P6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14" style:family="table-cell" style:parent-style-name="Default">
      <style:table-cell-properties fo:border-bottom="0.99pt solid #000000" fo:background-color="#dddddd" fo:border-left="0.99pt solid #000000" fo:border-right="none" fo:border-top="0.99pt solid #000000" style:vertical-align="middle"/>
    </style:style>
    <style:style style:name="ce1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Q5"/>
      <style:map style:condition="cell-content()=2" style:apply-style-name="Wall" style:base-cell-address="Sheet1.Q5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19" style:family="table-cell" style:parent-style-name="Default">
      <style:table-cell-properties fo:border-bottom="0.99pt solid #000000" fo:background-color="#dddddd" fo:border-left="none" fo:border-right="none" fo:border-top="0.99pt solid #000000" style:vertical-align="middle"/>
    </style:style>
    <style:style style:name="ce2" style:family="table-cell" style:parent-style-name="Default">
      <style:table-cell-properties fo:border="none" style:vertical-align="middle"/>
    </style:style>
    <style:style style:name="ce2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Q5"/>
      <style:map style:condition="cell-content()=2" style:apply-style-name="Wall" style:base-cell-address="Sheet1.Q5"/>
    </style:style>
    <style:style style:name="ce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22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dddddd" fo:border-left="0.99pt solid #000000" fo:border-right="0.99pt solid #000000" fo:border-top="none" style:vertical-align="middle"/>
    </style:style>
    <style:style style:name="ce2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99pt solid #000000" fo:border-right="0.99pt solid #000000" fo:border-top="0.99pt solid #000000" style:vertical-align="middle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fo:background-color="#dddddd" fo:border-left="0.99pt solid #000000" fo:border-right="0.99pt solid #000000" fo:border-top="none" style:vertical-align="middle"/>
    </style:style>
    <style:style style:name="ce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="none" style:vertical-align="middl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fo:background-color="#dddddd" fo:border-left="0.99pt solid #000000" fo:border-right="0.99pt solid #000000" fo:border-top="0.99pt solid #000000" style:vertical-align="middle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99pt solid #000000" fo:background-color="#dddddd" fo:border-left="0.99pt solid #000000" fo:border-right="0.99pt solid #000000" fo:border-top="none" style:vertical-align="middle"/>
    </style:style>
    <style:style style:name="ce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5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6"/>
      <style:map style:condition="cell-content()=2" style:apply-style-name="Wall" style:base-cell-address="Sheet1.P6"/>
    </style:style>
    <style:style style:name="ce5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5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60" style:family="table-cell" style:parent-style-name="Default">
      <style:table-cell-properties fo:border-bottom="0.99pt solid #000000" fo:background-color="#dddddd" fo:border-left="0.99pt solid #000000" fo:border-right="none" fo:border-top="0.99pt solid #000000" style:vertical-align="middle"/>
    </style:style>
    <style:style style:name="ce61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Q5"/>
      <style:map style:condition="cell-content()=2" style:apply-style-name="Wall" style:base-cell-address="Sheet1.Q5"/>
    </style:style>
    <style:style style:name="ce6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6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65" style:family="table-cell" style:parent-style-name="Default">
      <style:table-cell-properties fo:border-bottom="0.99pt solid #000000" fo:background-color="#dddddd" fo:border-left="none" fo:border-right="none" fo:border-top="0.99pt solid #000000" style:vertical-align="middle"/>
    </style:style>
    <style:style style:name="ce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Q5"/>
      <style:map style:condition="cell-content()=2" style:apply-style-name="Wall" style:base-cell-address="Sheet1.Q5"/>
    </style:style>
    <style:style style:name="ce6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68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Sheet1.P5"/>
      <style:map style:condition="cell-content()=2" style:apply-style-name="Wall" style:base-cell-address="Sheet1.P5"/>
    </style:style>
    <style:style style:name="ce70" style:family="table-cell" style:parent-style-name="Default">
      <style:table-cell-properties fo:border-bottom="none" fo:background-color="#dddddd" fo:border-left="0.99pt solid #000000" fo:border-right="0.99pt solid #000000" fo:border-top="none" style:vertical-align="middle"/>
    </style:style>
    <style:style style:name="ce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3" table:style-name="ce21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P7:Sheet1.P19 Sheet1.Q6:Sheet1.AD19">
            <calcext:condition calcext:apply-style-name="Floor" calcext:value="=1" calcext:base-cell-address="Sheet1.P5"/>
            <calcext:condition calcext:apply-style-name="Wall" calcext:value="=2" calcext:base-cell-address="Sheet1.P5"/>
          </calcext:conditional-format>
          <calcext:conditional-format calcext:target-range-address="Sheet1.AD6:Sheet1.AD7 Sheet1.AD9:Sheet1.AD9 Sheet1.AD11:Sheet1.AD11 Sheet1.AD13:Sheet1.AD13 Sheet1.R15:Sheet1.R19 Sheet1.T15:Sheet1.T19 Sheet1.V15:Sheet1.V19 Sheet1.X15:Sheet1.X19 Sheet1.Z15:Sheet1.Z19 Sheet1.AB15:Sheet1.AB19 Sheet1.AD15:Sheet1.AD19 Sheet1.P6:Sheet1.P19">
            <calcext:condition calcext:apply-style-name="Floor" calcext:value="=1" calcext:base-cell-address="Sheet1.P6"/>
            <calcext:condition calcext:apply-style-name="Wall" calcext:value="=2" calcext:base-cell-address="Sheet1.P6"/>
          </calcext:conditional-format>
          <calcext:conditional-format calcext:target-range-address="Sheet1.P7:Sheet1.P7 Sheet1.P9:Sheet1.P9 Sheet1.P11:Sheet1.P11 Sheet1.P13:Sheet1.P13 Sheet1.P15:Sheet1.P15 Sheet1.P19:Sheet1.P19 Sheet1.R19:Sheet1.R19 Sheet1.T19:Sheet1.T19 Sheet1.V19:Sheet1.V19 Sheet1.X19:Sheet1.X19 Sheet1.Z19:Sheet1.Z19 Sheet1.AB19:Sheet1.AB19 Sheet1.AD19:Sheet1.AD19 Sheet1.AD7:Sheet1.AD7 Sheet1.AD9:Sheet1.AD9 Sheet1.AD11:Sheet1.AD11 Sheet1.AD13:Sheet1.AD13 Sheet1.R15:Sheet1.R15 Sheet1.T15:Sheet1.T15 Sheet1.V15:Sheet1.V15 Sheet1.X15:Sheet1.X15 Sheet1.Z15:Sheet1.Z15 Sheet1.AB15:Sheet1.AB15 Sheet1.AD15:Sheet1.AD15 Sheet1.P17:Sheet1.P17 Sheet1.R17:Sheet1.R17 Sheet1.T17:Sheet1.T17 Sheet1.V17:Sheet1.V17 Sheet1.X17:Sheet1.X17 Sheet1.Z17:Sheet1.Z17 Sheet1.AB17:Sheet1.AB17 Sheet1.AD17:Sheet1.AD17">
            <calcext:condition calcext:apply-style-name="Floor" calcext:value="=1" calcext:base-cell-address="Sheet1.P5"/>
            <calcext:condition calcext:apply-style-name="Wall" calcext:value="=2" calcext:base-cell-address="Sheet1.P5"/>
          </calcext:conditional-format>
          <calcext:conditional-format calcext:target-range-address="Sheet1.P8:Sheet1.P8 Sheet1.P10:Sheet1.P10 Sheet1.P12:Sheet1.P12 Sheet1.P14:Sheet1.P14 Sheet1.P16:Sheet1.P16 Sheet1.R16:Sheet1.R16 Sheet1.T16:Sheet1.T16 Sheet1.V16:Sheet1.V16 Sheet1.X16:Sheet1.X16 Sheet1.Z16:Sheet1.Z16 Sheet1.AB16:Sheet1.AB16 Sheet1.AD16:Sheet1.AD16 Sheet1.P18:Sheet1.P18 Sheet1.R18:Sheet1.R18 Sheet1.T18:Sheet1.T18 Sheet1.V18:Sheet1.V18 Sheet1.X18:Sheet1.X18 Sheet1.Z18:Sheet1.Z18 Sheet1.AB18:Sheet1.AB18 Sheet1.AD18:Sheet1.AD18">
            <calcext:condition calcext:apply-style-name="Floor" calcext:value="=1" calcext:base-cell-address="Sheet1.P6"/>
            <calcext:condition calcext:apply-style-name="Wall" calcext:value="=2" calcext:base-cell-address="Sheet1.P6"/>
          </calcext:conditional-format>
          <calcext:conditional-format calcext:target-range-address="Sheet1.Q6:Sheet1.AD6">
            <calcext:condition calcext:apply-style-name="Floor" calcext:value="=1" calcext:base-cell-address="Sheet1.Q6"/>
            <calcext:condition calcext:apply-style-name="Wall" calcext:value="=2" calcext:base-cell-address="Sheet1.Q6"/>
          </calcext:conditional-format>
          <calcext:conditional-format calcext:target-range-address="Sheet1.P6:Sheet1.P6">
            <calcext:condition calcext:apply-style-name="Floor" calcext:value="=1" calcext:base-cell-address="Sheet1.P6"/>
            <calcext:condition calcext:apply-style-name="Wall" calcext:value="=2" calcext:base-cell-address="Sheet1.P6"/>
          </calcext:conditional-format>
          <calcext:conditional-format calcext:target-range-address="Sheet1.Q6:Sheet1.AD6 Sheet1.Q5:Sheet1.Q6 Sheet1.R5:Sheet1.AD5">
            <calcext:condition calcext:apply-style-name="Floor" calcext:value="=1" calcext:base-cell-address="Sheet1.Q5"/>
            <calcext:condition calcext:apply-style-name="Wall" calcext:value="=2" calcext:base-cell-address="Sheet1.Q5"/>
          </calcext:conditional-format>
          <calcext:conditional-format calcext:target-range-address="Sheet1.P6:Sheet1.P6 Sheet1.R5:Sheet1.R5 Sheet1.T5:Sheet1.T5 Sheet1.V5:Sheet1.V5 Sheet1.X5:Sheet1.X5 Sheet1.Z5:Sheet1.Z5 Sheet1.AB5:Sheet1.AB5 Sheet1.AD5:Sheet1.AD5">
            <calcext:condition calcext:apply-style-name="Floor" calcext:value="=1" calcext:base-cell-address="Sheet1.P5"/>
            <calcext:condition calcext:apply-style-name="Wall" calcext:value="=2" calcext:base-cell-address="Sheet1.P5"/>
          </calcext:conditional-format>
          <calcext:conditional-format calcext:target-range-address="Sheet1.P5:Sheet1.P5 Sheet1.R5:Sheet1.R5 Sheet1.T5:Sheet1.T5 Sheet1.V5:Sheet1.V5 Sheet1.X5:Sheet1.X5 Sheet1.Z5:Sheet1.Z5 Sheet1.AB5:Sheet1.AB5 Sheet1.AD5:Sheet1.AD5">
            <calcext:condition calcext:apply-style-name="Floor" calcext:value="=1" calcext:base-cell-address="Sheet1.P5"/>
            <calcext:condition calcext:apply-style-name="Wall" calcext:value="=2" calcext:base-cell-address="Sheet1.P5"/>
          </calcext:conditional-format>
          <calcext:conditional-format calcext:target-range-address="Sheet1.P6:Sheet1.P6">
            <calcext:condition calcext:apply-style-name="Floor" calcext:value="=1" calcext:base-cell-address="Sheet1.P6"/>
            <calcext:condition calcext:apply-style-name="Wall" calcext:value="=2" calcext:base-cell-address="Sheet1.P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loor" style:family="table-cell" style:parent-style-name="Default">
      <style:table-cell-properties fo:background-color="#ffffff" loext:vertical-justify="auto"/>
      <style:paragraph-properties css3t:text-justify="auto"/>
    </style:style>
    <style:style style:name="Wall" style:family="table-cell" style:parent-style-name="Default">
      <style:table-cell-properties fo:background-color="#9f7e5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.00.0000</text:date>, <text:time style:data-style-name="N2" text:time-value="00:04:51.494725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0:04:54.013986489</meta:creation-date>
    <meta:editing-duration>PT20S</meta:editing-duration>
    <meta:editing-cycles>2</meta:editing-cycles>
    <meta:generator>LibreOffice/5.3.6.1$Linux_X86_64 LibreOffice_project/30$Build-1</meta:generator>
    <dc:date>2017-09-28T00:05:11.402229432</dc:date>
    <meta:document-statistic meta:table-count="1" meta:cell-count="255" meta:object-count="0"/>
  </office:meta>
</office:document-meta>
</file>